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4cm" svg:stroke-color="#000000" draw:marker-start-width="0.9cm" draw:marker-end-width="0.9cm" draw:fill="none" draw:fill-color="#c0c0c0" draw:fill-gradient-name="Gradient_20_1" draw:fill-hatch-name="Modificado_20_1" draw:fill-hatch-solid="true" draw:textarea-horizontal-align="justify" draw:textarea-vertical-align="middle" draw:auto-grow-height="false" fo:min-height="0cm" fo:min-width="0cm" fo:padding-top="0.325cm" fo:padding-bottom="0.325cm" fo:padding-left="0.45cm" fo:padding-right="0.45cm"/>
    </style:style>
    <style:style style:name="gr2" style:family="graphic" style:parent-style-name="standard">
      <style:graphic-properties svg:stroke-width="0.2cm" draw:marker-start-width="0.6cm" draw:marker-end-width="0.6cm" draw:fill="solid" draw:fill-color="#e6e6e6" draw:textarea-horizontal-align="justify" draw:textarea-vertical-align="middle" draw:auto-grow-height="false" fo:padding-top="0.225cm" fo:padding-bottom="0.225cm" fo:padding-left="0.35cm" fo:padding-right="0.35cm" draw:shadow="hidden" draw:shadow-offset-x="-0.2cm" draw:shadow-offset-y="-0.2cm" draw:shadow-opacity="50%"/>
    </style:style>
    <style:style style:name="gr3" style:family="graphic" style:parent-style-name="standard">
      <style:graphic-properties svg:stroke-width="0.2cm" draw:marker-start-width="0.6cm" draw:marker-end-width="0.6cm" draw:fill="gradient" draw:fill-color="#7e0021" draw:fill-gradient-name="gradiente_20_novo_20_3" draw:textarea-horizontal-align="center" draw:textarea-vertical-align="middle" fo:padding-top="0.225cm" fo:padding-bottom="0.225cm" fo:padding-left="0.35cm" fo:padding-right="0.35cm"/>
    </style:style>
    <style:style style:name="gr4" style:family="graphic" style:parent-style-name="standard">
      <style:graphic-properties draw:stroke="none" svg:stroke-color="#000000" draw:fill="none" draw:fill-color="#ffffff" fo:min-height="4.25cm" draw:fontwork-outline="tru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fill="solid" draw:fill-color="#cccccc" draw:textarea-horizontal-align="center" draw:textarea-vertical-align="middle"/>
    </style:style>
    <style:style style:name="gr9" style:family="graphic" style:parent-style-name="standard">
      <style:graphic-properties draw:fill="solid" draw:fill-color="#cccccc" draw:textarea-horizontal-align="justify" draw:textarea-vertical-align="middle" draw:auto-grow-height="false"/>
    </style:style>
    <style:style style:name="gr10" style:family="graphic" style:parent-style-name="standard">
      <style:graphic-properties draw:fill="solid" draw:fill-color="#b84747" draw:textarea-horizontal-align="center" draw:textarea-vertical-align="middle"/>
    </style:style>
    <style:style style:name="gr11" style:family="graphic" style:parent-style-name="standard">
      <style:graphic-properties draw:fill="solid" draw:fill-color="#b84747" draw:textarea-vertical-align="middle" draw:auto-grow-height="false" fo:min-height="0.749cm" fo:min-width="0.499cm"/>
    </style:style>
    <style:style style:name="gr12" style:family="graphic" style:parent-style-name="standard">
      <style:graphic-properties draw:fill="solid" draw:fill-color="#99ccff" draw:textarea-horizontal-align="center" draw:textarea-vertical-align="middle"/>
    </style:style>
    <style:style style:name="gr13" style:family="graphic" style:parent-style-name="standard">
      <style:graphic-properties draw:stroke="solid" draw:textarea-horizontal-align="center" draw:textarea-vertical-align="middle" draw:auto-grow-height="false" fo:min-height="0.749cm" fo:min-width="0.499cm" draw:shadow="hidden"/>
    </style:style>
    <style:style style:name="gr14" style:family="graphic" style:parent-style-name="standard">
      <style:graphic-properties draw:stroke="solid" draw:fill="solid" draw:fill-color="#99ccff" draw:textarea-horizontal-align="center" draw:textarea-vertical-align="middle" draw:auto-grow-height="false" fo:min-height="0.749cm" fo:min-width="0.499cm" draw:shadow="hidden"/>
    </style:style>
    <style:style style:name="gr15" style:family="graphic" style:parent-style-name="standard">
      <style:graphic-properties draw:stroke="none" draw:textarea-horizontal-align="center" draw:textarea-vertical-align="middle" draw:auto-grow-height="false" fo:min-height="0.749cm" fo:min-width="0.499cm" draw:shadow="hidden"/>
    </style:style>
    <style:style style:name="gr16" style:family="graphic" style:parent-style-name="standard">
      <style:graphic-properties draw:stroke="none" draw:fill="solid" draw:fill-color="#cccccc" draw:textarea-horizontal-align="center" draw:textarea-vertical-align="middle"/>
    </style:style>
    <style:style style:name="gr17" style:family="graphic" style:parent-style-name="standard">
      <style:graphic-properties draw:stroke="none" draw:fill="solid" draw:fill-color="#99ccff" draw:textarea-horizontal-align="center" draw:textarea-vertical-align="middle"/>
    </style:style>
    <style:style style:name="gr18" style:family="graphic" style:parent-style-name="standard">
      <style:graphic-properties draw:stroke="none" draw:fill="solid" draw:fill-color="#b84747" draw:textarea-horizontal-align="center" draw:textarea-vertical-align="middle"/>
    </style:style>
    <style:style style:name="gr19" style:family="graphic" style:parent-style-name="standard">
      <style:graphic-properties draw:stroke="none" draw:fill="solid" draw:fill-color="#999999" draw:textarea-horizontal-align="center" draw:textarea-vertical-align="middle"/>
    </style:style>
    <style:style style:name="P1" style:family="paragraph">
      <style:paragraph-properties fo:text-align="center"/>
    </style:style>
    <style:style style:name="P2" style:family="paragraph">
      <style:text-properties fo:font-family="'Bauhaus 93'" style:font-family-generic="decorative" style:font-pitch="variable" fo:font-size="96pt" style:font-size-asian="96pt" style:font-size-complex="96pt"/>
    </style:style>
    <style:style style:name="T1" style:family="text">
      <style:text-properties fo:font-family="'Bauhaus 93'" style:font-family-generic="decorative" style:font-pitch="variable"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2cm" svg:height="11cm" svg:x="4.7cm" svg:y="8.5cm">
          <text:p/>
          <draw:enhanced-geometry svg:viewBox="0 0 21600 21600" draw:mirror-horizontal="false" draw:mirror-vertical="false" draw:path-stretchpoint-x="10800" draw:path-stretchpoint-y="10800" draw:text-areas="?f3 ?f4 ?f5 ?f6" draw:type="round-rectangle" draw:modifiers="1591.067411049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 draw:text-style-name="P1" draw:layer="layout" svg:width="6.999cm" svg:height="8.499cm" svg:x="6.7cm" svg:y="10.5cm" svg:viewBox="0 0 7000 8500" svg:d="m4000 3000-1501 2001h1501zm0-5001h1600v5000h400 600 400v1500h-1400v500 500 1000h-1600v-1500-500h-4000v-500z">
          <text:p/>
        </draw:path>
        <draw:g>
          <draw:path draw:style-name="gr3" draw:text-style-name="P1" draw:layer="layout" svg:width="11.999cm" svg:height="10.999cm" svg:x="4.7cm" svg:y="8.5cm" svg:viewBox="0 0 12000 11000" svg:d="m2000 6000v500 1600 51 536c0 157 157 314 314 314h1686v1999h-2000-1151c-430-22-849-453-849-883v-1117-900-6100-1116c0-442 442-884 884-884h10233c430 0 861 419 883 849v1151 6000 100 900 1152c-21 418-430 827-848 848h-1152-2000v-1999h1687c157 0 314-157 314-314v-587h-1v-100l-3334-5000-667-1001h2001l667 1001 1333 2000v-1707-1293h1v-255c0-173-173-345-345-345h-7311c-173 0-345 172-345 345v255 1314 686h1000v1500h-1000z">
            <text:p/>
          </draw:path>
          <draw:path draw:style-name="gr3" draw:text-style-name="P1" draw:layer="layout" svg:width="11.999cm" svg:height="1.999cm" svg:x="4.7cm" svg:y="8.5cm" svg:viewBox="0 0 12000 2000" svg:d="m10001 2000v-255c0-173-173-345-345-345h-7311c-173 0-345 172-345 345v255h-2000v-1116c0-442 442-884 884-884h10233c430 0 861 419 883 849v1151z">
            <text:p/>
          </draw:path>
        </draw:g>
      </draw:page>
      <draw:page draw:name="page2" draw:style-name="dp1" draw:master-page-name="Padrão">
        <draw:frame draw:style-name="gr4" draw:text-style-name="P2" draw:layer="layout" svg:width="5.5cm" svg:height="4.5cm" svg:x="1cm" svg:y="1.5cm">
          <draw:text-box>
            <text:p text:style-name="P2"><text:span text:style-name="T1">t4y</text:span></text:p>
          </draw:text-box>
        </draw:frame>
        <draw:rect draw:style-name="gr5" draw:text-style-name="P1" draw:layer="layout" svg:width="0.62cm" svg:height="0.65cm" svg:x="3.5cm" svg:y="2.35cm">
          <text:p/>
        </draw:rect>
        <draw:rect draw:style-name="gr5" draw:text-style-name="P1" draw:layer="layout" svg:width="0.9cm" svg:height="0.65cm" svg:x="3.6cm" svg:y="3cm">
          <text:p/>
        </draw:rect>
        <draw:rect draw:style-name="gr6" draw:text-style-name="P1" draw:layer="layout" svg:width="2cm" svg:height="2cm" svg:x="1cm" svg:y="10cm">
          <text:p/>
        </draw:rect>
        <draw:custom-shape draw:style-name="gr7" draw:text-style-name="P1" draw:layer="layout" svg:width="6cm" svg:height="6cm" svg:x="1cm" svg:y="11cm">
          <text:p/>
          <draw:enhanced-geometry draw:glue-point-type="segments" draw:type="mso-spt100" draw:modifiers="179.975875462717 90.0418645106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cm" svg:height="2cm" svg:x="3cm" svg:y="13cm">
          <text:p/>
          <draw:enhanced-geometry draw:glue-point-type="segments" draw:type="mso-spt100" draw:modifiers="179.726167884307 90.108473515841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6cm" svg:height="6cm" svg:x="1cm" svg:y="7cm">
          <text:p/>
          <draw:enhanced-geometry draw:glue-point-type="segments" draw:mirror-horizontal="false" draw:mirror-vertical="true" draw:type="mso-spt100" draw:modifiers="-179.954447632852 90.044741346157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cm" svg:height="2cm" svg:x="3cm" svg:y="9cm">
          <text:p/>
          <draw:enhanced-geometry draw:glue-point-type="segments" draw:mirror-vertical="true" draw:type="mso-spt100" draw:modifiers="-179.862731984002 90.142031884377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6" draw:text-style-name="P1" draw:layer="layout" svg:width="2cm" svg:height="2cm" svg:x="4cm" svg:y="7cm">
          <text:p/>
        </draw:rect>
        <draw:rect draw:style-name="gr6" draw:text-style-name="P1" draw:layer="layout" svg:width="2cm" svg:height="2cm" svg:x="4cm" svg:y="15cm">
          <text:p/>
        </draw:rect>
        <draw:g>
          <draw:rect draw:style-name="gr8" draw:text-style-name="P1" draw:layer="layout" svg:width="2cm" svg:height="2cm" svg:x="6cm" svg:y="9.5cm">
            <text:p/>
          </draw:rect>
          <draw:rect draw:style-name="gr8" draw:text-style-name="P1" draw:layer="layout" svg:width="1.5cm" svg:height="5cm" svg:x="6.5cm" svg:y="11.5cm">
            <text:p/>
          </draw:rect>
          <draw:rect draw:style-name="gr8" draw:text-style-name="P1" draw:layer="layout" svg:width="0.5cm" svg:height="3.5cm" svg:x="6cm" svg:y="11cm">
            <text:p/>
          </draw:rect>
          <draw:custom-shape draw:style-name="gr9" draw:text-style-name="P1" draw:layer="layout" svg:width="3cm" svg:height="5cm" svg:x="3cm" svg:y="9.5cm">
            <text:p/>
            <draw:enhanced-geometry svg:viewBox="0 0 21600 21600" draw:glue-points="10800 0 5400 10800 0 21600 10800 21600 21600 21600 16200 10800" draw:text-areas="1900 12700 12700 19700" draw:mirror-horizontal="true" draw:mirror-vertical="false" draw:type="right-triangle" draw:enhanced-path="M 0 0 L 21600 21600 0 21600 0 0 Z N"/>
          </draw:custom-shape>
          <draw:custom-shape draw:style-name="gr9" draw:text-style-name="P1" draw:layer="layout" svg:width="1cm" svg:height="1.5cm" svg:x="5.5cm" svg:y="11.5cm">
            <text:p/>
            <draw:enhanced-geometry svg:viewBox="0 0 21600 21600" draw:glue-points="10800 0 5400 10800 0 21600 10800 21600 21600 21600 16200 10800" draw:text-areas="1900 12700 12700 19700" draw:mirror-horizontal="true" draw:mirror-vertical="false" draw:type="right-triangle" draw:enhanced-path="M 0 0 L 21600 21600 0 21600 0 0 Z N"/>
          </draw:custom-shape>
        </draw:g>
        <draw:g>
          <draw:rect draw:style-name="gr6" draw:text-style-name="P1" draw:layer="layout" svg:width="2cm" svg:height="2cm" svg:x="8cm" svg:y="7cm">
            <text:p/>
          </draw:rect>
          <draw:rect draw:style-name="gr6" draw:text-style-name="P1" draw:layer="layout" svg:width="2cm" svg:height="2cm" svg:x="8cm" svg:y="15cm">
            <text:p/>
          </draw:rect>
          <draw:rect draw:style-name="gr10" draw:text-style-name="P1" draw:layer="layout" svg:width="3cm" svg:height="1.5cm" svg:x="10cm" svg:y="12.5cm">
            <text:p/>
          </draw:rect>
          <draw:custom-shape draw:style-name="gr11" draw:text-style-name="P1" draw:layer="layout" svg:width="6cm" svg:height="6cm" svg:x="7cm" svg:y="11cm">
            <text:p/>
            <draw:enhanced-geometry draw:glue-point-type="segments" draw:mirror-horizontal="true" draw:mirror-vertical="false" draw:type="mso-spt100" draw:modifiers="-179.954447632852 89.920336523525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1cm" svg:height="1cm" svg:x="9.5cm" svg:y="14cm">
            <text:p/>
            <draw:enhanced-geometry draw:glue-point-type="segments" draw:mirror-horizontal="true" draw:mirror-vertical="false" draw:type="mso-spt100" draw:modifiers="-179.862731984002 89.795616397795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6cm" svg:height="6cm" svg:x="7cm" svg:y="7cm">
            <text:p/>
            <draw:enhanced-geometry draw:glue-point-type="segments" draw:mirror-horizontal="true" draw:mirror-vertical="true" draw:type="mso-spt100" draw:modifiers="-179.940502846432 89.91771794143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cm" svg:height="2cm" svg:x="9cm" svg:y="9cm">
            <text:p/>
            <draw:enhanced-geometry draw:glue-point-type="segments" draw:mirror-vertical="true" draw:mirror-horizontal="true" draw:type="mso-spt100" draw:modifiers="-179.828676095184 89.789784059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0" draw:text-style-name="P1" draw:layer="layout" svg:width="2cm" svg:height="2.5cm" svg:x="11cm" svg:y="10cm">
            <text:p/>
          </draw:rect>
          <draw:rect draw:style-name="gr10" draw:text-style-name="P1" draw:layer="layout" svg:width="1cm" svg:height="2cm" svg:x="9cm" svg:y="15cm">
            <text:p/>
          </draw:rect>
          <draw:rect draw:style-name="gr10" draw:text-style-name="P1" draw:layer="layout" svg:width="2cm" svg:height="2.5cm" svg:x="8.5cm" svg:y="10cm">
            <text:p/>
          </draw:rect>
          <draw:custom-shape draw:style-name="gr11" draw:text-style-name="P1" draw:layer="layout" svg:width="4cm" svg:height="4cm" svg:x="8.5cm" svg:y="10.5cm">
            <text:p/>
            <draw:enhanced-geometry draw:glue-point-type="segments" draw:type="mso-spt100" draw:modifiers="179.926503530067 89.9603123271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0.5cm" svg:height="0.5cm" svg:x="10.5cm" svg:y="12.255cm">
            <text:p/>
            <draw:enhanced-geometry draw:glue-point-type="segments" draw:type="mso-spt100" draw:modifiers="-179.58421789724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ath draw:style-name="gr8" draw:text-style-name="P1" draw:layer="layout" svg:width="5cm" svg:height="6.999cm" svg:x="12.999cm" svg:y="2.5cm" svg:viewBox="0 0 5001 7000" svg:d="m3501 2000-1001 1501h1001zm1500-3501v7000h-1500v-2000l-3501 1 3001-5001z">
          <text:p/>
        </draw:path>
        <draw:rect draw:style-name="gr6" draw:text-style-name="P1" draw:layer="layout" svg:width="3cm" svg:height="2cm" svg:x="1cm" svg:y="12cm">
          <text:p/>
        </draw:rect>
        <draw:polygon draw:style-name="gr8" draw:text-style-name="P1" draw:layer="layout" svg:width="5cm" svg:height="6.999cm" svg:x="12.999cm" svg:y="10.5cm" svg:viewBox="0 0 5001 7000" draw:points="3501,2000 2500,3501 3001,3501 3001,5001 0,5001 3001,0 5001,0 5001,2000 5001,7000 3501,7000 3501,3501 3501,3500">
          <text:p/>
        </draw:polygon>
        <draw:rect draw:style-name="gr6" draw:text-style-name="P1" draw:layer="layout" svg:width="2cm" svg:height="2cm" svg:x="1cm" svg:y="21cm">
          <text:p/>
        </draw:rect>
        <draw:custom-shape draw:style-name="gr7" draw:text-style-name="P1" draw:layer="layout" svg:width="6cm" svg:height="6cm" svg:x="1cm" svg:y="22cm">
          <text:p/>
          <draw:enhanced-geometry draw:glue-point-type="segments" draw:type="mso-spt100" draw:modifiers="179.975875462717 90.04186451069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cm" svg:height="2cm" svg:x="3cm" svg:y="24cm">
          <text:p/>
          <draw:enhanced-geometry draw:glue-point-type="segments" draw:type="mso-spt100" draw:modifiers="179.726167884307 90.108473515841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6cm" svg:height="6cm" svg:x="1cm" svg:y="18cm">
          <text:p/>
          <draw:enhanced-geometry draw:glue-point-type="segments" draw:mirror-horizontal="false" draw:mirror-vertical="true" draw:type="mso-spt100" draw:modifiers="-179.954447632852 90.044741346157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cm" svg:height="2cm" svg:x="3cm" svg:y="20cm">
          <text:p/>
          <draw:enhanced-geometry draw:glue-point-type="segments" draw:mirror-vertical="true" draw:type="mso-spt100" draw:modifiers="-179.862731984002 90.142031884377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6" draw:text-style-name="P1" draw:layer="layout" svg:width="2cm" svg:height="2cm" svg:x="4cm" svg:y="18cm">
          <text:p/>
        </draw:rect>
        <draw:rect draw:style-name="gr6" draw:text-style-name="P1" draw:layer="layout" svg:width="2cm" svg:height="2cm" svg:x="4cm" svg:y="26cm">
          <text:p/>
        </draw:rect>
        <draw:g>
          <draw:rect draw:style-name="gr8" draw:text-style-name="P1" draw:layer="layout" svg:width="2cm" svg:height="2cm" svg:x="6cm" svg:y="20.5cm">
            <text:p/>
          </draw:rect>
          <draw:rect draw:style-name="gr8" draw:text-style-name="P1" draw:layer="layout" svg:width="1.5cm" svg:height="5cm" svg:x="6.5cm" svg:y="22.5cm">
            <text:p/>
          </draw:rect>
          <draw:rect draw:style-name="gr8" draw:text-style-name="P1" draw:layer="layout" svg:width="0.5cm" svg:height="3.5cm" svg:x="6cm" svg:y="22cm">
            <text:p/>
          </draw:rect>
          <draw:custom-shape draw:style-name="gr9" draw:text-style-name="P1" draw:layer="layout" svg:width="3cm" svg:height="5cm" svg:x="3cm" svg:y="20.5cm">
            <text:p/>
            <draw:enhanced-geometry svg:viewBox="0 0 21600 21600" draw:glue-points="10800 0 5400 10800 0 21600 10800 21600 21600 21600 16200 10800" draw:text-areas="1900 12700 12700 19700" draw:mirror-horizontal="true" draw:mirror-vertical="false" draw:type="right-triangle" draw:enhanced-path="M 0 0 L 21600 21600 0 21600 0 0 Z N"/>
          </draw:custom-shape>
          <draw:custom-shape draw:style-name="gr9" draw:text-style-name="P1" draw:layer="layout" svg:width="1cm" svg:height="1.5cm" svg:x="5.5cm" svg:y="22.5cm">
            <text:p/>
            <draw:enhanced-geometry svg:viewBox="0 0 21600 21600" draw:glue-points="10800 0 5400 10800 0 21600 10800 21600 21600 21600 16200 10800" draw:text-areas="1900 12700 12700 19700" draw:mirror-horizontal="true" draw:mirror-vertical="false" draw:type="right-triangle" draw:enhanced-path="M 0 0 L 21600 21600 0 21600 0 0 Z N"/>
          </draw:custom-shape>
        </draw:g>
        <draw:g>
          <draw:rect draw:style-name="gr6" draw:text-style-name="P1" draw:layer="layout" svg:width="2cm" svg:height="2cm" svg:x="7cm" svg:y="18cm">
            <text:p/>
          </draw:rect>
          <draw:rect draw:style-name="gr6" draw:text-style-name="P1" draw:layer="layout" svg:width="2cm" svg:height="2cm" svg:x="7cm" svg:y="26cm">
            <text:p/>
          </draw:rect>
          <draw:rect draw:style-name="gr10" draw:text-style-name="P1" draw:layer="layout" svg:width="3cm" svg:height="1.5cm" svg:x="9cm" svg:y="23.5cm">
            <text:p/>
          </draw:rect>
          <draw:custom-shape draw:style-name="gr11" draw:text-style-name="P1" draw:layer="layout" svg:width="6cm" svg:height="6cm" svg:x="6cm" svg:y="22cm">
            <text:p/>
            <draw:enhanced-geometry draw:glue-point-type="segments" draw:mirror-horizontal="true" draw:mirror-vertical="false" draw:type="mso-spt100" draw:modifiers="-179.954447632852 89.920336523525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1cm" svg:height="1cm" svg:x="8.5cm" svg:y="25cm">
            <text:p/>
            <draw:enhanced-geometry draw:glue-point-type="segments" draw:mirror-horizontal="true" draw:mirror-vertical="false" draw:type="mso-spt100" draw:modifiers="-179.862731984002 89.795616397795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6cm" svg:height="6cm" svg:x="6cm" svg:y="18cm">
            <text:p/>
            <draw:enhanced-geometry draw:glue-point-type="segments" draw:mirror-horizontal="true" draw:mirror-vertical="true" draw:type="mso-spt100" draw:modifiers="-179.940502846432 89.917717941436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2cm" svg:height="2cm" svg:x="8cm" svg:y="20cm">
            <text:p/>
            <draw:enhanced-geometry draw:glue-point-type="segments" draw:mirror-vertical="true" draw:mirror-horizontal="true" draw:type="mso-spt100" draw:modifiers="-179.828676095184 89.789784059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rect draw:style-name="gr10" draw:text-style-name="P1" draw:layer="layout" svg:width="2cm" svg:height="2.5cm" svg:x="10cm" svg:y="21cm">
            <text:p/>
          </draw:rect>
          <draw:rect draw:style-name="gr10" draw:text-style-name="P1" draw:layer="layout" svg:width="1cm" svg:height="2cm" svg:x="8cm" svg:y="26cm">
            <text:p/>
          </draw:rect>
          <draw:rect draw:style-name="gr10" draw:text-style-name="P1" draw:layer="layout" svg:width="2cm" svg:height="2.5cm" svg:x="7.5cm" svg:y="21cm">
            <text:p/>
          </draw:rect>
          <draw:custom-shape draw:style-name="gr11" draw:text-style-name="P1" draw:layer="layout" svg:width="4cm" svg:height="4cm" svg:x="7.5cm" svg:y="21.5cm">
            <text:p/>
            <draw:enhanced-geometry draw:glue-point-type="segments" draw:type="mso-spt100" draw:modifiers="179.926503530067 89.9603123271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1" draw:layer="layout" svg:width="0.5cm" svg:height="0.5cm" svg:x="9.5cm" svg:y="23.255cm">
            <text:p/>
            <draw:enhanced-geometry draw:glue-point-type="segments" draw:type="mso-spt100" draw:modifiers="-179.58421789724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rect draw:style-name="gr6" draw:text-style-name="P1" draw:layer="layout" svg:width="3cm" svg:height="2cm" svg:x="1cm" svg:y="23cm">
          <text:p/>
        </draw:rect>
      </draw:page>
      <draw:page draw:name="page3" draw:style-name="dp1" draw:master-page-name="Padrão">
        <draw:polygon draw:style-name="gr12" draw:text-style-name="P1" draw:layer="layout" svg:width="3.999cm" svg:height="1.999cm" svg:x="4cm" svg:y="19.5cm" svg:viewBox="0 0 4000 2000" draw:points="0,2000 0,0 4000,0 4000,2000">
          <text:p/>
        </draw:polygon>
        <draw:path draw:style-name="gr8" draw:text-style-name="P1" draw:layer="layout" svg:width="5cm" svg:height="6.999cm" svg:x="3.003cm" svg:y="14cm" svg:viewBox="0 0 5001 7000" svg:d="m3501 2000-1001 1501h1001zm1500-3501v7000h-1500v-2000l-3501 1 3001-5001z">
          <text:p/>
        </draw:path>
        <draw:polygon draw:style-name="gr13" draw:text-style-name="P1" draw:layer="layout" svg:width="2.997cm" svg:height="3.001cm" svg:x="1cm" svg:y="1cm" svg:viewBox="0 0 2998 3002" draw:points="2998,2000 2946,2001 2893,2006 2842,2013 2790,2022 2739,2035 2689,2050 2640,2067 2591,2087 2544,2110 2498,2135 2454,2162 2411,2192 2369,2224 2329,2258 2291,2294 2256,2332 2222,2372 2190,2414 2160,2457 2133,2502 2108,2548 2086,2595 2066,2643 2048,2693 2034,2743 2021,2794 2012,2846 2005,2897 2001,2950 2000,3001 0,3002 4,2845 16,2688 37,2533 65,2378 102,2225 146,2075 199,1927 259,1782 326,1640 401,1502 483,1368 572,1238 667,1114 769,994 877,880 991,772 1110,670 1235,574 1364,485 1498,403 1636,328 1778,260 1923,200 2071,147 2222,103 2374,66 2529,37 2684,17 2841,4 2998,0">
          <text:p/>
        </draw:polygon>
        <draw:rect draw:style-name="gr6" draw:text-style-name="P1" draw:layer="layout" svg:width="2cm" svg:height="2cm" svg:x="4cm" svg:y="1cm">
          <text:p/>
        </draw:rect>
        <draw:rect draw:style-name="gr6" draw:text-style-name="P1" draw:layer="layout" svg:width="2cm" svg:height="2cm" svg:x="4cm" svg:y="9cm">
          <text:p/>
        </draw:rect>
        <draw:rect draw:style-name="gr6" draw:text-style-name="P1" draw:layer="layout" svg:width="2cm" svg:height="2cm" svg:x="6cm" svg:y="9cm">
          <text:p/>
        </draw:rect>
        <draw:rect draw:style-name="gr6" draw:text-style-name="P1" draw:layer="layout" svg:width="0.5cm" svg:height="2cm" svg:x="8.5cm" svg:y="9cm">
          <text:p/>
        </draw:rect>
        <draw:polygon draw:style-name="gr13" draw:text-style-name="P1" draw:layer="layout" svg:width="3.003cm" svg:height="3.002cm" svg:x="9cm" svg:y="1cm" svg:viewBox="0 0 3004 3003" draw:points="1003,2952 999,2901 993,2851 984,2801 973,2751 959,2702 942,2654 923,2607 902,2560 879,2515 853,2471 825,2429 795,2388 763,2349 729,2311 693,2275 655,2241 615,2209 574,2179 532,2151 488,2125 443,2101 396,2080 349,2061 301,2045 252,2031 202,2020 152,2011 102,2005 51,2001 3,2000 0,0 152,4 304,15 455,34 605,61 753,95 900,137 1044,186 1185,242 1323,306 1458,376 1590,453 1717,537 1839,627 1957,723 2070,825 2178,933 2280,1046 2376,1164 2466,1286 2550,1414 2627,1545 2698,1680 2761,1818 2818,1959 2867,2103 2909,2250 2943,2398 2970,2548 2989,2699 3000,2851 3004,3003 1004,3001">
          <text:p/>
        </draw:polygon>
        <draw:path draw:style-name="gr8" draw:text-style-name="P1" draw:layer="layout" svg:width="4.5cm" svg:height="6.999cm" svg:x="3.499cm" svg:y="3.5cm" svg:viewBox="0 0 4501 7000" svg:d="m3001 1500-1001 2001h1001zm-500 1499v1h-2501l2501-5001h2000v2000 5000h-1500v-2000z">
          <text:p/>
        </draw:path>
        <draw:rect draw:style-name="gr5" draw:text-style-name="P1" draw:layer="layout" svg:width="1cm" svg:height="2cm" svg:x="6cm" svg:y="1cm">
          <text:p/>
        </draw:rect>
        <draw:polygon draw:style-name="gr10" draw:text-style-name="P1" draw:layer="layout" svg:width="4.499cm" svg:height="6.999cm" svg:x="7.5cm" svg:y="4cm" svg:viewBox="0 0 4500 7000" draw:points="2500,2501 2500,2500 2500,0 4500,0 4500,2500 4500,3998 4500,4000 4500,4000 4496,4150 4485,4302 4466,4453 4439,4603 4404,4751 4363,4897 4313,5041 4257,5183 4194,5321 4123,5456 4046,5587 3962,5714 3872,5837 3776,5955 3674,6068 3566,6175 3453,6277 3335,6373 3212,6463 3085,6547 2954,6624 2819,6694 2681,6758 2539,6814 2395,6863 2249,6905 2101,6939 1951,6966 1800,6985 1648,6996 1500,7000 1500,7000 1496,7000 500,7000 500,5000 1499,5000 1499,5000 1523,4999 1549,4998 1574,4994 1599,4990 1624,4984 1648,4977 1672,4969 1696,4960 1719,4949 1742,4938 1764,4925 1785,4911 1805,4896 1825,4880 1844,4863 1862,4845 1879,4826 1895,4806 1910,4786 1924,4765 1937,4743 1949,4720 1960,4697 1969,4673 1977,4649 1984,4625 1990,4600 1994,4575 1998,4550 1999,4524 2000,4500 2000,4500 2000,4500 1896,4497 1792,4489 1688,4476 1585,4457 1484,4432 1383,4403 1285,4368 1188,4328 1093,4283 1001,4233 912,4178 826,4119 743,4055 663,3988 587,3916 515,3840 447,3760 383,3677 324,3591 269,3502 219,3410 174,3316 134,3219 99,3121 69,3020 44,2918 25,2816 11,2712 3,2608 0,2503 0,2500 0,0 2000,0 2000,2499 2000,2500 2000,2512 2001,2524 2003,2537 2005,2549 2008,2562 2011,2574 2015,2586 2020,2597 2025,2609 2031,2620 2038,2631 2045,2641 2052,2652 2060,2662 2068,2671 2077,2680 2087,2688 2097,2696 2107,2704 2117,2711 2128,2717 2139,2723 2151,2728 2162,2733 2174,2737 2187,2741 2199,2744 2211,2746 2224,2748 2236,2749 2249,2749 2262,2749 2274,2748 2287,2746 2299,2744 2312,2741 2324,2738 2336,2734 2347,2729 2359,2724 2370,2718 2381,2712 2392,2705 2402,2698 2412,2690 2421,2681 2430,2672 2439,2663 2447,2653 2454,2643 2461,2633 2468,2622 2474,2611 2479,2599 2484,2587 2488,2576 2492,2563 2494,2551 2497,2539 2499,2526 2500,2514">
          <text:p/>
        </draw:polygon>
        <draw:polygon draw:style-name="gr6" draw:text-style-name="P1" draw:layer="layout" svg:width="3cm" svg:height="6.999cm" svg:x="1cm" svg:y="4cm" svg:viewBox="0 0 3001 7000" draw:points="0,0 2000,0 2000,2000 3000,2000 3000,4000 2000,4000 2001,4049 2005,4099 2011,4150 2020,4200 2032,4249 2045,4298 2062,4346 2081,4393 2102,4439 2125,4484 2151,4528 2179,4571 2209,4612 2241,4651 2275,4689 2311,4724 2348,4759 2388,4791 2429,4821 2471,4849 2515,4874 2560,4898 2606,4919 2653,4938 2701,4954 2750,4968 2799,4980 2849,4989 2900,4995 2950,4999 3000,5000 3001,7000 2849,6996 2697,6985 2546,6965 2397,6939 2248,6904 2102,6862 1958,6813 1817,6757 1679,6693 1544,6623 1413,6546 1286,6462 1163,6372 1045,6276 932,6174 825,6066 723,5953 627,5835 537,5713 453,5586 376,5454 306,5320 242,5181 186,5040 137,4896 95,4750 61,4601 34,4452 15,4301 4,4149 0,4000 0,4000 0,3997 0,2000">
          <text:p/>
        </draw:polygon>
        <draw:rect draw:style-name="gr6" draw:text-style-name="P1" draw:layer="layout" svg:width="2cm" svg:height="2cm" svg:x="7cm" svg:y="1cm">
          <text:p/>
        </draw:rect>
        <draw:rect draw:style-name="gr6" draw:text-style-name="P1" draw:layer="layout" svg:width="0.5cm" svg:height="2cm" svg:x="8.5cm" svg:y="19.5cm">
          <text:p/>
        </draw:rect>
        <draw:polygon draw:style-name="gr10" draw:text-style-name="P1" draw:layer="layout" svg:width="4.499cm" svg:height="6.999cm" svg:x="7.5cm" svg:y="14.5cm" svg:viewBox="0 0 4500 7000" draw:points="2500,2501 2500,2500 2500,0 4500,0 4500,3998 4500,4000 4500,4000 4496,4150 4485,4302 4466,4453 4439,4603 4404,4751 4363,4897 4313,5041 4257,5183 4194,5321 4123,5456 4046,5587 3962,5714 3872,5837 3776,5955 3674,6068 3566,6175 3453,6277 3335,6373 3212,6463 3085,6547 2954,6624 2819,6694 2681,6758 2539,6814 2395,6863 2249,6905 2101,6939 1951,6966 1800,6985 1648,6996 1500,7000 1500,7000 1496,7000 500,7000 500,5000 1499,5000 1499,5000 1523,4999 1549,4998 1574,4994 1599,4990 1624,4984 1648,4977 1672,4969 1696,4960 1719,4949 1742,4938 1764,4925 1785,4911 1805,4896 1825,4880 1844,4863 1862,4845 1879,4826 1895,4806 1910,4786 1924,4765 1937,4743 1949,4720 1960,4697 1969,4673 1977,4649 1984,4625 1990,4600 1994,4575 1998,4550 1999,4524 2000,4500 2000,4500 2000,4500 1896,4497 1792,4489 1688,4476 1585,4457 1484,4432 1383,4403 1285,4368 1188,4328 1093,4283 1001,4233 912,4178 826,4119 743,4055 663,3988 587,3916 515,3840 447,3760 383,3677 324,3591 269,3502 219,3410 174,3316 134,3219 99,3121 69,3020 44,2918 25,2816 11,2712 3,2608 0,2503 0,2500 0,0 2000,0 2000,2499 2000,2500 2000,2512 2001,2524 2003,2537 2005,2549 2008,2562 2011,2574 2015,2586 2020,2597 2025,2609 2031,2620 2038,2631 2045,2641 2052,2652 2060,2662 2068,2671 2077,2680 2087,2688 2097,2696 2107,2704 2117,2711 2128,2717 2139,2723 2151,2728 2162,2733 2174,2737 2187,2741 2199,2744 2211,2746 2224,2748 2236,2749 2249,2749 2262,2749 2274,2748 2287,2746 2299,2744 2312,2741 2324,2738 2336,2734 2347,2729 2359,2724 2370,2718 2381,2712 2392,2705 2402,2698 2412,2690 2421,2681 2430,2672 2439,2663 2447,2653 2454,2643 2461,2633 2468,2622 2474,2611 2479,2599 2484,2587 2488,2576 2492,2563 2494,2551 2497,2539 2499,2526 2500,2514">
          <text:p/>
        </draw:polygon>
        <draw:polygon draw:style-name="gr6" draw:text-style-name="P1" draw:layer="layout" svg:width="3cm" svg:height="6.999cm" svg:x="1cm" svg:y="14.5cm" svg:viewBox="0 0 3001 7000" draw:points="0,0 2000,0 2000,2000 3000,2000 3000,4000 2000,4000 2001,4049 2005,4099 2011,4150 2020,4200 2032,4249 2045,4298 2062,4346 2081,4393 2102,4439 2125,4484 2151,4528 2179,4571 2209,4612 2241,4651 2275,4689 2311,4724 2348,4759 2388,4791 2429,4821 2471,4849 2515,4874 2560,4898 2606,4919 2653,4938 2701,4954 2750,4968 2799,4980 2849,4989 2900,4995 2950,4999 3000,5000 3001,7000 2849,6996 2697,6985 2546,6965 2397,6939 2248,6904 2102,6862 1958,6813 1817,6757 1679,6693 1544,6623 1413,6546 1286,6462 1163,6372 1045,6276 932,6174 825,6066 723,5953 627,5835 537,5713 453,5586 376,5454 306,5320 242,5181 186,5040 137,4896 95,4750 61,4601 34,4452 15,4301 4,4149 0,4000 0,4000 0,3997">
          <text:p/>
        </draw:polygon>
        <draw:polygon draw:style-name="gr14" draw:text-style-name="P1" draw:layer="layout" svg:width="11.003cm" svg:height="3.002cm" svg:x="1cm" svg:y="11.5cm" svg:viewBox="0 0 11004 3003" draw:points="9003,2952 8999,2901 8993,2851 8984,2801 8973,2751 8959,2702 8942,2654 8923,2607 8902,2560 8879,2515 8853,2471 8825,2429 8795,2388 8763,2349 8729,2311 8693,2275 8655,2241 8615,2209 8574,2179 8532,2151 8488,2125 8443,2101 8396,2080 8349,2061 8301,2045 8252,2031 8202,2020 8152,2011 8102,2005 8051,2001 8004,2000 3004,2000 2946,2001 2893,2006 2842,2013 2790,2022 2739,2035 2689,2050 2640,2067 2591,2087 2544,2110 2498,2135 2454,2162 2411,2192 2369,2224 2329,2258 2291,2294 2256,2332 2222,2372 2190,2414 2160,2457 2133,2502 2108,2548 2086,2595 2066,2643 2048,2693 2034,2743 2021,2794 2012,2846 2005,2897 2001,2950 2000,3001 0,3002 4,2845 16,2688 37,2533 65,2378 102,2225 146,2075 199,1927 259,1782 326,1640 401,1502 483,1368 572,1238 667,1114 769,994 877,880 991,772 1110,670 1235,574 1364,485 1498,403 1636,328 1778,260 1923,200 2071,147 2222,103 2374,66 2529,37 2684,17 2841,4 3000,0 8004,0 8152,4 8304,15 8455,34 8605,61 8753,95 8900,137 9044,186 9185,242 9323,306 9458,376 9590,453 9717,537 9839,627 9957,723 10070,825 10178,933 10280,1046 10376,1164 10466,1286 10550,1414 10627,1545 10698,1680 10761,1818 10818,1959 10867,2103 10909,2250 10943,2398 10970,2548 10989,2699 11000,2851 11004,3003 9004,3001">
          <text:p/>
        </draw:polygon>
      </draw:page>
      <draw:page draw:name="page4" draw:style-name="dp1" draw:master-page-name="Padrão">
        <draw:polygon draw:style-name="gr15" draw:text-style-name="P1" draw:layer="layout" svg:width="4.999cm" svg:height="2.999cm" svg:x="1cm" svg:y="1cm" svg:viewBox="0 0 5000 3000" draw:points="2946,2001 2893,2006 2842,2013 2790,2022 2739,2035 2689,2050 2640,2067 2591,2087 2544,2110 2498,2135 2454,2162 2411,2192 2369,2224 2329,2258 2291,2294 2256,2332 2222,2372 2190,2414 2160,2457 2133,2502 2108,2548 2086,2595 2066,2643 2048,2693 2034,2743 2021,2794 2012,2846 2005,2897 2001,2950 2000,3000 0,3000 4,2845 16,2688 37,2533 65,2378 102,2225 146,2075 199,1927 259,1782 326,1640 401,1502 483,1368 572,1238 667,1114 769,994 877,880 991,772 1110,670 1235,574 1364,485 1498,403 1636,328 1778,260 1923,200 2071,147 2222,103 2374,66 2529,37 2684,17 2841,4 3000,0 5000,0 5000,2000 3000,2000">
          <text:p/>
        </draw:polygon>
        <draw:polygon draw:style-name="gr16" draw:text-style-name="P1" draw:layer="layout" svg:width="5cm" svg:height="6.999cm" svg:x="2.999cm" svg:y="3.5cm" svg:viewBox="0 0 5001 7000" draw:points="3501,2000 2500,3501 3001,3501 3001,5001 0,5001 3001,0 5001,0 5001,2000 5001,7000 3501,7000 3501,3501 3501,3500">
          <text:p/>
        </draw:polygon>
        <draw:rect draw:style-name="gr17" draw:text-style-name="P1" draw:layer="layout" svg:width="2cm" svg:height="2cm" svg:x="7cm" svg:y="9cm">
          <text:p/>
        </draw:rect>
        <draw:polygon draw:style-name="gr17" draw:text-style-name="P1" draw:layer="layout" svg:width="4.999cm" svg:height="3.002cm" svg:x="7cm" svg:y="1cm" svg:viewBox="0 0 5000 3003" draw:points="0,2000 0,0 2000,0 2148,4 2300,15 2451,34 2601,61 2749,95 2896,137 3040,186 3181,242 3319,306 3454,376 3586,453 3713,537 3835,627 3953,723 4066,825 4174,933 4276,1046 4372,1164 4462,1286 4546,1414 4623,1545 4694,1680 4757,1818 4814,1959 4863,2103 4905,2250 4939,2398 4966,2548 4985,2699 4996,2851 5000,3003 3000,3001 2999,2952 2995,2901 2989,2851 2980,2801 2969,2751 2955,2702 2938,2654 2919,2607 2898,2560 2875,2515 2849,2471 2821,2429 2791,2388 2759,2349 2725,2311 2689,2275 2651,2241 2611,2209 2570,2179 2528,2151 2484,2125 2439,2101 2392,2080 2345,2061 2297,2045 2248,2031 2198,2020 2148,2011 2098,2005 2047,2001 2000,2000">
          <text:p/>
        </draw:polygon>
        <draw:polygon draw:style-name="gr18" draw:text-style-name="P1" draw:layer="layout" svg:width="4.499cm" svg:height="6.999cm" svg:x="7.5cm" svg:y="4cm" svg:viewBox="0 0 4500 7000" draw:points="500,7000 500,5000 1500,5000 1525,4999 1551,4997 1576,4994 1601,4990 1625,4984 1650,4977 1674,4969 1697,4959 1720,4949 1743,4937 1765,4924 1786,4910 1806,4895 1826,4879 1845,4862 1863,4844 1880,4825 1896,4806 1911,4785 1925,4764 1938,4742 1949,4720 1960,4696 1969,4673 1977,4649 1984,4625 1990,4600 1994,4575 1998,4550 1999,4524 2000,4500 1892,4497 1788,4489 1684,4475 1581,4456 1480,4431 1379,4401 1281,4366 1184,4326 1090,4281 998,4231 909,4176 822,4117 739,4053 660,3985 584,3912 512,3836 444,3757 381,3674 321,3587 267,3498 217,3406 172,3311 132,3215 97,3116 68,3016 43,2914 24,2811 11,2707 3,2603 0,2500 0,2498 0,0 2000,0 2000,2500 2000,2510 2001,2523 2003,2535 2005,2548 2007,2560 2011,2572 2014,2584 2019,2595 2024,2607 2030,2618 2036,2629 2043,2639 2050,2650 2057,2660 2066,2669 2074,2678 2083,2686 2093,2695 2103,2702 2113,2709 2124,2716 2135,2722 2146,2727 2158,2732 2169,2737 2181,2740 2193,2743 2205,2746 2218,2748 2230,2749 2243,2750 2255,2750 2268,2749 2280,2748 2293,2746 2305,2744 2317,2741 2329,2737 2341,2733 2352,2728 2363,2723 2374,2717 2385,2710 2395,2703 2405,2696 2415,2688 2424,2679 2433,2670 2441,2661 2449,2651 2456,2641 2463,2631 2469,2620 2475,2609 2480,2597 2485,2586 2489,2574 2492,2562 2495,2550 2497,2537 2499,2525 2500,2512 2500,2500 2500,0 4500,0 4500,4000 4496,4150 4485,4302 4466,4452 4439,4602 4405,4750 4363,4897 4314,5040 4257,5182 4194,5320 4124,5455 4047,5586 3963,5713 3873,5835 3777,5953 3675,6066 3568,6174 3455,6276 3337,6372 3214,6462 3087,6546 2956,6623 2822,6693 2684,6757 2542,6813 2398,6862 2252,6904 2104,6939 1954,6965 1804,6985 1652,6996 1500,7000">
          <text:p/>
        </draw:polygon>
        <draw:path draw:style-name="gr18" draw:text-style-name="P1" draw:layer="layout" svg:width="2.999cm" svg:height="6.999cm" svg:x="1cm" svg:y="4cm" svg:viewBox="0 0 3000 7000" svg:d="m0 0h2000v2000h1000v2000h-3000v-2000zm3000 5000-159-4-156-13-156-20-154-29-153-37-150-44-148-53-145-60-142-67-138-75-134-82-129-89-125-96-119-102-114-108-108-114-102-119-95-125-89-129-82-134-75-138-68-142-60-145-52-148-45-150-36-153-29-154-20-156-13-156-4-157 2000-1 1 52 4 53 7 51 10 52 12 51 15 50 17 49 20 49 23 47 25 46 27 45 30 43 32 41 34 40 36 38 38 36 40 34 41 32 43 30 45 27 46 25 47 23 49 20 49 17 50 15 51 12 52 10 51 7 53 4 52 1z">
          <text:p/>
        </draw:path>
        <draw:rect draw:style-name="gr17" draw:text-style-name="P1" draw:layer="layout" svg:width="2cm" svg:height="2cm" svg:x="4cm" svg:y="9cm">
          <text:p/>
        </draw:rect>
        <draw:polygon draw:style-name="gr15" draw:text-style-name="P1" draw:layer="layout" svg:width="4.999cm" svg:height="2.999cm" svg:x="1cm" svg:y="18.7cm" svg:viewBox="0 0 5000 3000" draw:points="2946,2001 2893,2006 2842,2013 2790,2022 2739,2035 2689,2050 2640,2067 2591,2087 2544,2110 2498,2135 2454,2162 2411,2192 2369,2224 2329,2258 2291,2294 2256,2332 2222,2372 2190,2414 2160,2457 2133,2502 2108,2548 2086,2595 2066,2643 2048,2693 2034,2743 2021,2794 2012,2846 2005,2897 2001,2950 2000,3000 0,3000 4,2845 16,2688 37,2533 65,2378 102,2225 146,2075 199,1927 259,1782 326,1640 401,1502 483,1368 572,1238 667,1114 769,994 877,880 991,772 1110,670 1235,574 1364,485 1498,403 1636,328 1778,260 1923,200 2071,147 2222,103 2374,66 2529,37 2684,17 2841,4 3000,0 5000,0 5000,2000 3000,2000">
          <text:p/>
        </draw:polygon>
        <draw:polygon draw:style-name="gr19" draw:text-style-name="P1" draw:layer="layout" svg:width="5cm" svg:height="6.999cm" svg:x="2.999cm" svg:y="21.2cm" svg:viewBox="0 0 5001 7000" draw:points="3501,2000 2500,3501 3001,3501 3001,5001 0,5001 3001,0 5001,0 5001,2000 5001,7000 3501,7000 3501,3501 3501,3500">
          <text:p/>
        </draw:polygon>
        <draw:polygon draw:style-name="gr17" draw:text-style-name="P1" draw:layer="layout" svg:width="4.999cm" svg:height="3.002cm" svg:x="7cm" svg:y="18.7cm" svg:viewBox="0 0 5000 3003" draw:points="0,2000 0,0 2000,0 2148,4 2300,15 2451,34 2601,61 2749,95 2896,137 3040,186 3181,242 3319,306 3454,376 3586,453 3713,537 3835,627 3953,723 4066,825 4174,933 4276,1046 4372,1164 4462,1286 4546,1414 4623,1545 4694,1680 4757,1818 4814,1959 4863,2103 4905,2250 4939,2398 4966,2548 4985,2699 4996,2851 5000,3003 3000,3001 2999,2952 2995,2901 2989,2851 2980,2801 2969,2751 2955,2702 2938,2654 2919,2607 2898,2560 2875,2515 2849,2471 2821,2429 2791,2388 2759,2349 2725,2311 2689,2275 2651,2241 2611,2209 2570,2179 2528,2151 2484,2125 2439,2101 2392,2080 2345,2061 2297,2045 2248,2031 2198,2020 2148,2011 2098,2005 2047,2001 2000,2000">
          <text:p/>
        </draw:polygon>
        <draw:polygon draw:style-name="gr18" draw:text-style-name="P1" draw:layer="layout" svg:width="4.999cm" svg:height="6.999cm" svg:x="7cm" svg:y="21.7cm" svg:viewBox="0 0 5000 7000" draw:points="0,7000 0,5000 1000,5000 2000,5000 2025,4999 2051,4997 2076,4994 2101,4990 2125,4984 2150,4977 2174,4969 2197,4959 2220,4949 2243,4937 2265,4924 2286,4910 2306,4895 2326,4879 2345,4862 2363,4844 2380,4825 2396,4806 2411,4785 2425,4764 2438,4742 2449,4720 2460,4696 2469,4673 2477,4649 2484,4625 2490,4600 2494,4575 2498,4550 2499,4524 2500,4500 2392,4497 2288,4489 2184,4475 2081,4456 1980,4431 1879,4401 1781,4366 1684,4326 1590,4281 1498,4231 1409,4176 1322,4117 1239,4053 1160,3985 1084,3912 1012,3836 944,3757 881,3674 821,3587 767,3498 717,3406 672,3311 632,3215 597,3116 568,3016 543,2914 524,2811 511,2707 503,2603 500,2500 500,2498 500,0 2500,0 2500,2500 2500,2510 2501,2523 2503,2535 2505,2548 2507,2560 2511,2572 2514,2584 2519,2595 2524,2607 2530,2618 2536,2629 2543,2639 2550,2650 2557,2660 2566,2669 2574,2678 2583,2686 2593,2695 2603,2702 2613,2709 2624,2716 2635,2722 2646,2727 2658,2732 2669,2737 2681,2740 2693,2743 2705,2746 2718,2748 2730,2749 2743,2750 2755,2750 2768,2749 2780,2748 2793,2746 2805,2744 2817,2741 2829,2737 2841,2733 2852,2728 2863,2723 2874,2717 2885,2710 2895,2703 2905,2696 2915,2688 2924,2679 2933,2670 2941,2661 2949,2651 2956,2641 2963,2631 2969,2620 2975,2609 2980,2597 2985,2586 2989,2574 2992,2562 2995,2550 2997,2537 2999,2525 3000,2512 3000,2500 3000,0 5000,0 5000,4000 4996,4150 4985,4302 4966,4452 4939,4602 4905,4750 4863,4897 4814,5040 4757,5182 4694,5320 4624,5455 4547,5586 4463,5713 4373,5835 4277,5953 4175,6066 4068,6174 3955,6276 3837,6372 3714,6462 3587,6546 3456,6623 3322,6693 3184,6757 3042,6813 2898,6862 2752,6904 2604,6939 2454,6965 2304,6985 2152,6996 2000,7000 1000,7000">
          <text:p/>
        </draw:polygon>
        <draw:path draw:style-name="gr18" draw:text-style-name="P1" draw:layer="layout" svg:width="4.999cm" svg:height="6.999cm" svg:x="1cm" svg:y="21.7cm" svg:viewBox="0 0 5000 7000" svg:d="m0 0h2000v2000h1000v2000h-1000-2000v-2000zm2841 4996-156-13-156-20-154-29-153-37-150-44-148-53-145-60-142-67-138-75-134-82-129-89-125-96-119-102-114-108-108-114-102-119-95-125-89-129-82-134-75-138-68-142-60-145-52-148-45-150-36-153-29-154-20-156-13-156-4-157 2000-1 1 52 4 53 7 51 10 52 12 51 15 50 17 49 20 49 23 47 25 46 27 45 30 43 32 41 34 40 36 38 38 36 40 34 41 32 43 30 45 27 46 25 47 23 49 20 49 17 50 15 51 12 52 10 51 7 53 4 52 1h2000v2000h-2000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e_20_novo_20_3" draw:display-name="gradiente novo 3" draw:style="radial" draw:cx="50%" draw:cy="40%" draw:start-color="#7e0021" draw:end-color="#ffffff" draw:start-intensity="100%" draw:end-intensity="100%" draw:border="10%"/>
    <draw:hatch draw:name="Modificado_20_1" draw:display-name="Modificado 1" draw:style="single" draw:color="#ffffff" draw:distance="0.3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10-06T20:27:57.20</meta:creation-date>
    <dc:date>2011-10-09T11:05:18.54</dc:date>
    <meta:editing-duration>PT02H34M23S</meta:editing-duration>
    <meta:editing-cycles>7</meta:editing-cycles>
    <meta:generator>OpenOffice.org/3.2$Win32 OpenOffice.org_project/320m12$Build-9483</meta:generator>
    <dc:creator>Murilo Honorio</dc:creator>
    <meta:document-statistic meta:object-count="93"/>
  </office:meta>
</office:document-meta>
</file>